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9pt" fo:letter-spacing="normal" fo:font-style="normal" fo:font-weight="normal" style:font-size-asian="9pt" style:font-size-complex="9pt"/>
    </style:style>
    <style:style style:name="P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9pt" fo:letter-spacing="normal" fo:font-style="normal" fo:font-weight="normal"/>
    </style:style>
    <style:style style:name="P4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9pt" fo:letter-spacing="normal" fo:font-style="normal" fo:font-weight="normal" officeooo:rsid="000262d9" officeooo:paragraph-rsid="000262d9"/>
    </style:style>
    <style:style style:name="P5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6" style:family="paragraph" style:parent-style-name="Standard">
      <style:paragraph-properties fo:margin-left="0.492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style:font-size-asian="8pt" style:font-size-complex="8pt"/>
    </style:style>
    <style:style style:name="P7" style:family="paragraph" style:parent-style-name="Standard" style:master-page-name="">
      <style:paragraph-properties fo:margin-left="0.49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style:font-size-asian="8pt" style:font-size-complex="8pt"/>
    </style:style>
    <style:style style:name="P8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9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fo:font-style="normal" fo:font-weight="normal" officeooo:paragraph-rsid="000ba92c" style:font-size-asian="8pt" style:font-size-complex="8pt"/>
    </style:style>
    <style:style style:name="P10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text-line-through-style="solid" style:text-line-through-type="single" style:font-name="DejaVu Serif Condensed" fo:font-size="8pt" fo:letter-spacing="normal" fo:font-style="normal" fo:font-weight="normal" style:font-size-asian="8pt" style:font-size-complex="8pt"/>
    </style:style>
    <style:style style:name="P11" style:family="paragraph" style:parent-style-name="Standard" style:master-page-name="">
      <style:paragraph-properties fo:margin-left="0.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12" style:family="paragraph" style:parent-style-name="Standard" style:master-page-name="">
      <style:paragraph-properties fo:margin-left="0.25in" fo:margin-right="0in" fo:widows="1" fo:text-indent="0in" style:auto-text-indent="false" style:page-number="auto"/>
      <style:text-properties fo:font-variant="normal" fo:text-transform="none" fo:color="#222222" style:text-line-through-style="solid" style:text-line-through-type="single" style:font-name="DejaVu Serif Condensed" fo:font-size="8pt" fo:letter-spacing="normal" fo:font-style="normal" fo:font-weight="normal" style:font-size-asian="8pt" style:font-size-complex="8pt"/>
    </style:style>
    <style:style style:name="P13" style:family="paragraph" style:parent-style-name="Standard">
      <style:paragraph-properties fo:margin-left="0.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style:font-size-asian="8pt" style:font-size-complex="8pt"/>
    </style:style>
    <style:style style:name="P14" style:family="paragraph" style:parent-style-name="Standard">
      <style:paragraph-properties fo:margin-left="0.5in" fo:margin-right="0in" fo:widows="1" fo:text-indent="0in" style:auto-text-indent="false"/>
      <style:text-properties fo:font-variant="normal" fo:text-transform="none" fo:color="#222222" style:text-line-through-style="solid" style:text-line-through-type="single" style:font-name="DejaVu Serif Condensed" fo:font-size="8pt" fo:letter-spacing="normal" style:font-size-asian="8pt" style:font-size-complex="8pt"/>
    </style:style>
    <style:style style:name="P15" style:family="paragraph" style:parent-style-name="Standard">
      <style:paragraph-properties fo:margin-left="0.5in" fo:margin-right="0in" fo:widows="1" fo:text-indent="0in" style:auto-text-indent="false"/>
      <style:text-properties fo:font-variant="normal" fo:text-transform="none" fo:color="#222222" style:text-line-through-style="solid" style:text-line-through-type="single" style:font-name="DejaVu Serif Condensed" fo:font-size="8pt" fo:letter-spacing="normal" officeooo:rsid="000d3d2b" officeooo:paragraph-rsid="00102653" style:font-size-asian="8pt" style:font-size-complex="8pt"/>
    </style:style>
    <style:style style:name="P16" style:family="paragraph" style:parent-style-name="Standard" style:master-page-name="">
      <style:paragraph-properties fo:margin-left="0.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officeooo:paragraph-rsid="000d3d2b" style:font-size-asian="8pt" style:font-size-complex="8pt"/>
    </style:style>
    <style:style style:name="P17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text-line-through-style="solid" style:text-line-through-type="single" style:font-name="DejaVu Serif Condensed" fo:font-size="8pt" fo:letter-spacing="normal" fo:font-style="normal" fo:font-weight="normal" style:font-size-asian="8pt" style:font-size-complex="8pt"/>
    </style:style>
    <style:style style:name="P18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text-line-through-style="none" style:text-line-through-type="none" style:font-name="DejaVu Serif Condensed" fo:font-size="8pt" fo:letter-spacing="normal" fo:font-style="normal" fo:font-weight="normal" officeooo:rsid="00110526" officeooo:paragraph-rsid="00110526" style:font-size-asian="8pt" style:font-size-complex="8pt"/>
    </style:style>
    <style:style style:name="T1" style:family="text">
      <style:text-properties fo:font-weight="bold"/>
    </style:style>
    <style:style style:name="T2" style:family="text">
      <style:text-properties fo:font-weight="bold" officeooo:rsid="00011411"/>
    </style:style>
    <style:style style:name="T3" style:family="text">
      <style:text-properties fo:font-size="9pt" fo:font-weight="bold" style:font-size-asian="9pt" style:font-size-complex="9pt"/>
    </style:style>
    <style:style style:name="T4" style:family="text">
      <style:text-properties fo:font-style="normal" fo:font-weight="normal"/>
    </style:style>
    <style:style style:name="T5" style:family="text">
      <style:text-properties fo:font-style="normal" fo:font-weight="normal" officeooo:rsid="000d3d2b"/>
    </style:style>
    <style:style style:name="T6" style:family="text">
      <style:text-properties officeooo:rsid="000262d9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tyle="normal" fo:font-weight="normal"/>
    </style:style>
    <style:style style:name="T9" style:family="text">
      <style:text-properties style:text-line-through-style="solid" style:text-line-through-type="single" fo:font-style="normal" fo:font-weight="normal" officeooo:rsid="000ba92c"/>
    </style:style>
    <style:style style:name="T10" style:family="text">
      <style:text-properties officeooo:rsid="0002eb78"/>
    </style:style>
    <style:style style:name="T11" style:family="text">
      <style:text-properties officeooo:rsid="00068473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eSAWS Notes</text:p>
      <text:p text:style-name="P3"/>
      <text:p text:style-name="P4"><text:span text:style-name="T12">ToDo</text:span>:</text:p>
      <text:p text:style-name="P4"/>
      <text:p text:style-name="P5"><text:span text:style-name="T3">General</text:span>:</text:p>
      <text:p text:style-name="P11">Print where appropriate </text:p>
      <text:p text:style-name="P8">Handle multiple volumes concurrently</text:p>
      <text:p text:style-name="P8"><text:span text:style-name="T7">DOS 3.3 initially,</text:span> Others planned</text:p>
      <text:p text:style-name="P8"><text:span text:style-name="T7">Initially .do/.dsk only.</text:span>  Later .po/.nib/.hd/etc.</text:p>
      <text:p text:style-name="P8">Save/restore sessions <text:span text:style-name="T6">(In progress)</text:span></text:p>
      <text:p text:style-name="P5"/>
      <text:p text:style-name="P5"><text:span text:style-name="T3">Disk</text:span>:</text:p>
      <text:p text:style-name="P11">Compare volumes</text:p>
      <text:p text:style-name="P8">Compare tracks</text:p>
      <text:p text:style-name="P9">Disk map</text:p>
      <text:p text:style-name="P9">Explore tracks/sectors</text:p>
      <text:p text:style-name="P8">Show elements (VTOC, etc.)</text:p>
      <text:p text:style-name="P8">Export raw track data</text:p>
      <text:p text:style-name="P5"/>
      <text:p text:style-name="P2"><text:span text:style-name="T1">AppleSoft Files</text:span>:</text:p>
      <text:p text:style-name="P11"><text:span text:style-name="T7">Detokenize</text:span>:</text:p>
      <text:p text:style-name="P7">• <text:span text:style-name="T8">Show ctrl characters embedded</text:span></text:p>
      <text:p text:style-name="P6">• <text:span text:style-name="T8">Show with hex values in num consts </text:span></text:p>
      <text:p text:style-name="P6">• <text:span text:style-name="T8">Reforma</text:span><text:span text:style-name="T9">t/Reinden</text:span><text:span text:style-name="T8">t</text:span></text:p>
      <text:p text:style-name="P11">Analyze:</text:p>
      <text:p text:style-name="P16">• <text:span text:style-name="T4">Trace flow control </text:span></text:p>
      <text:p text:style-name="P15"><text:span text:style-name="T4">• </text:span><text:span text:style-name="T5">I</text:span><text:span text:style-name="T4">dentify targets of GOTO, GOSUB, and IF-THEN implicit GOTOs</text:span></text:p>
      <text:p text:style-name="P13">• <text:span text:style-name="T10">Gather info on addresses of</text:span><text:span text:style-name="T4"> CALLs, PEEKs, POKEs, USRs, and '&amp;'s</text:span></text:p>
      <text:p text:style-name="P14">• <text:span text:style-name="T4">Find vars and usages</text:span></text:p>
      <text:p text:style-name="P13">• <text:span text:style-name="T4">Retokenize for analysis</text:span></text:p>
      <text:p text:style-name="P11">Export (Raw or Detokenized)</text:p>
      <text:p text:style-name="P8">Show/Disassemble unaccounted bytes</text:p>
      <text:p text:style-name="P8">Allow annotations</text:p>
      <text:p text:style-name="P5"/>
      <text:p text:style-name="P2"><text:span text:style-name="T1">Integer Files</text:span>:</text:p>
      <text:p text:style-name="P11">Detokenize </text:p>
      <text:p text:style-name="P8">Export</text:p>
      <text:p text:style-name="P8">Allow annotations</text:p>
      <text:p text:style-name="P5"/>
      <text:p text:style-name="P2"><text:span text:style-name="T1">Binary Files</text:span>:</text:p>
      <text:p text:style-name="P12">Hex dump</text:p>
      <text:p text:style-name="P10">Disassemble</text:p>
      <text:p text:style-name="P10">Show as graphics dump</text:p>
      <text:p text:style-name="P8">Export as raw bytes</text:p>
      <text:p text:style-name="P8">Export as monitor hex dump</text:p>
      <text:p text:style-name="P8">Allow annotations </text:p>
      <text:p text:style-name="P5"/>
      <text:p text:style-name="P2"><text:span text:style-name="T1">Text Files</text:span>:</text:p>
      <text:p text:style-name="P12">View</text:p>
      <text:p text:style-name="P8">Export</text:p>
      <text:p text:style-name="P10">Hex dump</text:p>
      <text:p text:style-name="P8">Allow annotations </text:p>
      <text:p text:style-name="P5"/>
      <text:p text:style-name="P2"><text:span text:style-name="T1">Other (R,S,a,b)</text:span>:</text:p>
      <text:p text:style-name="P11">Allow annotations</text:p>
      <text:p text:style-name="P10">Hex dump</text:p>
      <text:p text:style-name="P8">Disassemble</text:p>
      <text:p text:style-name="P8">Export</text:p>
      <text:p text:style-name="P5"/>
      <text:p text:style-name="P2"><text:span text:style-name="T1">Disassemble</text:span><text:span text:style-name="T2">r</text:span>:</text:p>
      <text:p text:style-name="P11">Show 6502/65C02/65816 ops</text:p>
      <text:p text:style-name="P8">Find sub entry/exit points</text:p>
      <text:p text:style-name="P8">Determine code vs data</text:p>
      <text:p text:style-name="P8">Log read/write locations</text:p>
      <text:p text:style-name="P8">AutoLabel or user entry labels</text:p>
      <text:p text:style-name="P8">Handle common ROM routine <text:span text:style-name="T11">names (In progress)</text:span></text:p>
      <text:p text:style-name="P8">Handle ROM/RAM/Alt4K memory banking</text:p>
      <text:p text:style-name="P11">Allow annotations</text:p>
      <text:p text:style-name="P5"/>
      <text:p text:style-name="P2"><text:span text:style-name="T1">Special Data Types</text:span>:</text:p>
      <text:p text:style-name="P12">Hires dumps</text:p>
      <text:p text:style-name="P8">Shape table data</text:p>
      <text:p text:style-name="P10">HRCG characters</text:p>
      <text:p text:style-name="P18">HRCG character explorer (In progres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854in" fo:margin-bottom="0.364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08:38:56.765191529</meta:creation-date>
    <dc:date>2016-10-24T00:57:15.229984740</dc:date>
    <meta:editing-duration>PT12M44S</meta:editing-duration>
    <meta:editing-cycles>15</meta:editing-cycles>
    <meta:generator>LibreOffice/5.1.5.2$Linux_X86_64 LibreOffice_project/10m0$Build-2</meta:generator>
    <meta:document-statistic meta:table-count="0" meta:image-count="0" meta:object-count="0" meta:page-count="1" meta:paragraph-count="64" meta:word-count="195" meta:character-count="1314" meta:non-whitespace-character-count="1176"/>
  </office:meta>
</office:document-meta>
</file>